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2" style:family="text">
      <style:text-properties style:use-window-font-color="true"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3"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4" style:family="text">
      <style:text-properties fo:color="#0000ff"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5" style:family="text">
      <style:text-properties officeooo:rsid="000641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figuración GIT</text:p>
      <text:p text:style-name="P4"/>
      <text:p text:style-name="P3"><text:tab/>1. Iniciar el repositorio local en una carpeta. </text:p>
      <text:p text:style-name="P3"><text:tab/>2. Establecer los parametros personales. </text:p>
      <text:p text:style-name="P3"><text:tab/>3. Vincularse con un repositorio en un servidor. </text:p>
      <text:p text:style-name="P3"><text:tab/>4. Subidas </text:p>
      <text:p text:style-name="P3"><text:tab/>5. Bajadas </text:p>
      <text:p text:style-name="P4"/>
      <text:p text:style-name="P4"/>
      <text:p text:style-name="P1"><text:span text:style-name="T3">1) </text:span><text:span text:style-name="T1">Iniciar el repositorio local en una carpeta </text:span></text:p>
      <text:p text:style-name="P4"/>
      <text:p text:style-name="P1"><text:span text:style-name="T2">1º Paso</text:span><text:span text:style-name="T3">: Abrir una terminal en la carpeta elegida como repositorio local. </text:span></text:p>
      <text:p text:style-name="P1"><text:span text:style-name="T2">2º Paso</text:span><text:span text:style-name="T3">: Iniciar Git </text:span></text:p>
      <text:p text:style-name="P3"><text:tab/>$ git init </text:p>
      <text:p text:style-name="P4"/>
      <text:p text:style-name="P1"><text:span text:style-name="T3">2) </text:span><text:span text:style-name="T1">Establecer Parámetros Personales </text:span></text:p>
      <text:p text:style-name="P4"/>
      <text:p text:style-name="P1"><text:span text:style-name="T2">Nombre de Usuario</text:span><text:span text:style-name="T3">: </text:span></text:p>
      <text:p text:style-name="P3"><text:tab/>$ git config --global user.name NOMBRE </text:p>
      <text:p text:style-name="P4"/>
      <text:p text:style-name="P1"><text:span text:style-name="T2">Email del Usuario</text:span><text:span text:style-name="T3">: </text:span></text:p>
      <text:p text:style-name="P3"><text:tab/>$ git config --global user.email EMAIL </text:p>
      <text:p text:style-name="P4"/>
      <text:p text:style-name="P1"><text:span text:style-name="T3">3) </text:span><text:span text:style-name="T1">Vincularse con un Repositorio en un Servidor </text:span></text:p>
      <text:p text:style-name="P4"/>
      <text:p text:style-name="P1"><text:span text:style-name="T2">1º Paso</text:span><text:span text:style-name="T3">: Abrir una terminal en la carpeta elegida como repo local. </text:span></text:p>
      <text:p text:style-name="P1"><text:span text:style-name="T2">2º Paso</text:span><text:span text:style-name="T3">: Clonar Proyecto </text:span></text:p>
      <text:p text:style-name="P1"><text:span text:style-name="T3"><text:tab/>$ git clone </text:span><text:a xlink:type="simple" xlink:href="https://&lt;La" text:style-name="Internet_20_link" text:visited-style-name="Visited_20_Internet_20_Link"><text:span text:style-name="T4">https://&lt;La</text:span></text:a><text:span text:style-name="T3"> dirreccion del Repositorio&gt;.git </text:span></text:p>
      <text:p text:style-name="P1"><text:span text:style-name="T2">3º Paso</text:span><text:span text:style-name="T3">: Establecer Origin Master </text:span></text:p>
      <text:p text:style-name="P1"><text:span text:style-name="T3"><text:tab/>$ git remote add origin </text:span><text:a xlink:type="simple" xlink:href="https://&lt;La" text:style-name="Internet_20_link" text:visited-style-name="Visited_20_Internet_20_Link"><text:span text:style-name="T4">https://&lt;La</text:span></text:a><text:span text:style-name="T3"> dirreccion del Repositorio&gt;.git </text:span></text:p>
      <text:p text:style-name="P4"/>
      <text:p text:style-name="P1"><text:span text:style-name="T1">NOTA</text:span><text:span text:style-name="T3">: Al clonar, se crea una carpeta donde se guarda la copia del repositorio que esta en el servidor. Desde ahora en mas se debera abrir una terminal dentro de esta carpeta para interactuar con el servidor. </text:span></text:p>
      <text:p text:style-name="P4"/>
      <text:p text:style-name="P2">Para poder eliminar una vinculación </text:p>
      <text:p text:style-name="P3"><text:tab/>$ git remote remove </text:p>
      <text:p text:style-name="P4"/>
      <text:p text:style-name="P1"><text:span text:style-name="T3">4) </text:span><text:span text:style-name="T1">Subidas </text:span></text:p>
      <text:p text:style-name="P4"/>
      <text:p text:style-name="P1"><text:span text:style-name="T2">1º Paso</text:span><text:span text:style-name="T3">: Abrir la terminal en la carpeta local del repo representando al repo del servidor. </text:span></text:p>
      <text:p text:style-name="P1"><text:span text:style-name="T2">2º Paso</text:span><text:span text:style-name="T3">: Agregar todos los cambios realizados para commitear. </text:span></text:p>
      <text:p text:style-name="P3"><text:tab/>$ git add --all </text:p>
      <text:p text:style-name="P1"><text:span text:style-name="T2">3º Paso</text:span><text:span text:style-name="T3">: Comitear Localmente los cambios </text:span></text:p>
      <text:p text:style-name="P3"><text:tab/>$ git commit -m 'Comentario' </text:p>
      <text:p text:style-name="P4"/>
      <text:p text:style-name="P1"><text:span text:style-name="T1">Nota</text:span><text:span text:style-name="T3">: -m es para hacer commit en el master. </text:span></text:p>
      <text:p text:style-name="P4"/>
      <text:p text:style-name="P1"><text:span text:style-name="T1">Nota 2</text:span><text:span text:style-name="T3">: El comentario va entre comillas simples. </text:span></text:p>
      <text:p text:style-name="P4"/>
      <text:p text:style-name="P4"/>
      <text:p text:style-name="P4"/>
      <text:p text:style-name="P1"><text:span text:style-name="T2">4º Paso</text:span><text:span text:style-name="T3">: Subir los cambios al repo en el servidor </text:span></text:p>
      <text:p text:style-name="P3"><text:tab/>$ git push </text:p>
      <text:p text:style-name="P4"><text:soft-page-break/></text:p>
      <text:p text:style-name="P1"><text:span text:style-name="T3">5) </text:span><text:span text:style-name="T1">Bajadas </text:span></text:p>
      <text:p text:style-name="P4"/>
      <text:p text:style-name="P1"><text:span text:style-name="T2">1º Paso</text:span><text:span text:style-name="T3">: Abrir la terminal en la carpeta local del repo representando al repo del servidor. </text:span></text:p>
      <text:p text:style-name="P1"><text:span text:style-name="T2">2º Paso</text:span><text:span text:style-name="T3">: Bajar los cambios de la rama especificada </text:span></text:p>
      <text:p text:style-name="P3"><text:tab/>$ git pull origin master </text:p>
      <text:p text:style-name="P3"><text:tab/></text:p>
      <text:p text:style-name="P4"/>
      <text:p text:style-name="P3">SEBAS hola! Viken Prueba. <text:span text:style-name="T5">Arnold Prueb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Liberation Serif" svg:font-family="'Liberation Serif'"/>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01T15:23:05.950002055</dc:date>
    <dc:creator>Arnold </dc:creator>
    <meta:editing-duration>PT12S</meta:editing-duration>
    <meta:editing-cycles>1</meta:editing-cycles>
    <meta:document-statistic meta:table-count="0" meta:image-count="0" meta:object-count="0" meta:page-count="2" meta:paragraph-count="40" meta:word-count="280" meta:character-count="1684" meta:non-whitespace-character-count="1393"/>
    <meta:generator>LibreOffice/4.3.3.2$Linux_X86_64 LibreOffice_project/430m0$Build-2</meta:generator>
  </office:meta>
</office:document-meta>
</file>